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80a" officeooo:paragraph-rsid="0019b80a"/>
    </style:style>
    <style:style style:name="P2" style:family="paragraph" style:parent-style-name="Standard">
      <style:text-properties fo:font-weight="bold" officeooo:rsid="0019b80a" officeooo:paragraph-rsid="0019b80a" style:font-weight-asian="bold" style:font-weight-complex="bold"/>
    </style:style>
    <style:style style:name="P3" style:family="paragraph" style:parent-style-name="Standard">
      <style:text-properties fo:font-weight="normal" officeooo:rsid="001a0e2d" officeooo:paragraph-rsid="001a0e2d" style:font-weight-asian="normal" style:font-weight-complex="normal"/>
    </style:style>
    <style:style style:name="P4" style:family="paragraph" style:parent-style-name="Standard">
      <style:text-properties fo:font-weight="normal" officeooo:rsid="001a0e2d" officeooo:paragraph-rsid="001bd31d" style:font-weight-asian="normal" style:font-weight-complex="normal"/>
    </style:style>
    <style:style style:name="P5" style:family="paragraph" style:parent-style-name="Standard">
      <style:text-properties fo:font-weight="normal" officeooo:rsid="001a0e2d" officeooo:paragraph-rsid="0023dde1" style:font-weight-asian="normal" style:font-weight-complex="normal"/>
    </style:style>
    <style:style style:name="P6" style:family="paragraph" style:parent-style-name="Standard">
      <style:text-properties fo:font-weight="normal" officeooo:rsid="001a0e2d" officeooo:paragraph-rsid="0026ea0d" style:font-weight-asian="normal" style:font-weight-complex="normal"/>
    </style:style>
    <style:style style:name="P7" style:family="paragraph" style:parent-style-name="Standard">
      <style:text-properties fo:font-weight="normal" officeooo:rsid="001a0e2d" officeooo:paragraph-rsid="00335c35" style:font-weight-asian="normal" style:font-weight-complex="normal"/>
    </style:style>
    <style:style style:name="P8" style:family="paragraph" style:parent-style-name="Standard">
      <style:text-properties fo:font-weight="normal" officeooo:rsid="001bd31d" officeooo:paragraph-rsid="001bd31d" style:font-weight-asian="normal" style:font-weight-complex="normal"/>
    </style:style>
    <style:style style:name="P9" style:family="paragraph" style:parent-style-name="Standard">
      <style:text-properties fo:font-weight="normal" officeooo:rsid="001bd31d" officeooo:paragraph-rsid="00335c35" style:font-weight-asian="normal" style:font-weight-complex="normal"/>
    </style:style>
    <style:style style:name="P10" style:family="paragraph" style:parent-style-name="Standard">
      <style:text-properties fo:font-weight="normal" officeooo:rsid="0036e863" officeooo:paragraph-rsid="0036e863" style:font-weight-asian="normal" style:font-weight-complex="normal"/>
    </style:style>
    <style:style style:name="P11" style:family="paragraph" style:parent-style-name="Standard">
      <style:text-properties fo:font-weight="normal" officeooo:rsid="0039a2d2" officeooo:paragraph-rsid="0039a2d2" style:font-weight-asian="normal" style:font-weight-complex="normal"/>
    </style:style>
    <style:style style:name="P12" style:family="paragraph" style:parent-style-name="Standard">
      <style:text-properties fo:font-weight="normal" officeooo:rsid="0023dde1" officeooo:paragraph-rsid="0023dde1" style:font-weight-asian="normal" style:font-weight-complex="normal"/>
    </style:style>
    <style:style style:name="P13" style:family="paragraph" style:parent-style-name="Standard">
      <style:text-properties fo:font-weight="normal" officeooo:rsid="0023dde1" officeooo:paragraph-rsid="0026ea0d" style:font-weight-asian="normal" style:font-weight-complex="normal"/>
    </style:style>
    <style:style style:name="P14" style:family="paragraph" style:parent-style-name="Standard">
      <style:text-properties fo:font-weight="normal" officeooo:rsid="001bd31d" officeooo:paragraph-rsid="00335c35" style:font-weight-asian="normal" style:font-weight-complex="normal"/>
    </style:style>
    <style:style style:name="P15" style:family="paragraph" style:parent-style-name="Standard">
      <style:text-properties fo:font-weight="bold" officeooo:rsid="0019b80a" officeooo:paragraph-rsid="0019b80a" style:font-weight-asian="bold" style:font-weight-complex="bold"/>
    </style:style>
    <style:style style:name="P16" style:family="paragraph" style:parent-style-name="Standard">
      <style:text-properties fo:font-weight="bold" officeooo:rsid="003e0868" officeooo:paragraph-rsid="003e0868" style:font-weight-asian="bold" style:font-weight-complex="bold"/>
    </style:style>
    <style:style style:name="T1" style:family="text">
      <style:text-properties officeooo:rsid="001dcf6e"/>
    </style:style>
    <style:style style:name="T2" style:family="text">
      <style:text-properties officeooo:rsid="0023dde1"/>
    </style:style>
    <style:style style:name="T3" style:family="text">
      <style:text-properties officeooo:rsid="002b2404"/>
    </style:style>
    <style:style style:name="T4" style:family="text">
      <style:text-properties officeooo:rsid="002ddb4c"/>
    </style:style>
    <style:style style:name="T5" style:family="text">
      <style:text-properties officeooo:rsid="00371771"/>
    </style:style>
    <style:style style:name="T6" style:family="text">
      <style:text-properties officeooo:rsid="003acb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roadening User Preference through diverse and serendipitous movie recommendations using movie tag genome</text:p>
      <text:p text:style-name="P2"/>
      <text:p text:style-name="P2">Research Aims:</text:p>
      <text:p text:style-name="P5">- <text:span text:style-name="T2">Propose Content-Based recommender system which enhances accuracy and chances of recommending more relevant items for each user by learning users taste from genome-tags.</text:span></text:p>
      <text:p text:style-name="P12">- OR Try to improve movie recommendations for users using their genome-tags.</text:p>
      <text:p text:style-name="P13">- Learn user’s taste in terms of following in order to use them for better recommendations.</text:p>
      <text:p text:style-name="P13"><text:tab/>-- min preferred fraction &amp; max preferred fraction per genre.</text:p>
      <text:p text:style-name="P13"><text:tab/>-- min and max preferred fraction when considered a genre combination for a movie.</text:p>
      <text:p text:style-name="P6">- <text:span text:style-name="T3">Define serendipity for this system and implement multiple serendipity based approaches.</text:span></text:p>
      <text:p text:style-name="P3"/>
      <text:p text:style-name="P1"/>
      <text:p text:style-name="P1"/>
      <text:p text:style-name="P2">Research Objectives:</text:p>
      <text:p text:style-name="P8">- Design a <text:span text:style-name="T1">R</text:span>ecommender <text:span text:style-name="T1">S</text:span>ystem <text:span text:style-name="T1">which learns user’s min &amp; max preferred taste for each genome-tag and further aggregates min &amp; max ranges per movie genre per user to create user sub-profiles.</text:span></text:p>
      <text:p text:style-name="P7">- Define serendipity for tag-genome based Recommender System.</text:p>
      <text:p text:style-name="P9">- Implement serendipitous movie recommendation which recommends movies based on such a combination of genome-tags which suggests user a movie which does not belong to the user’s known preferred genre’s or where user has genre preference below certain threshold.</text:p>
      <text:p text:style-name="P10">i.e. Infer users new genre like/ min-max fractions preference based on genome-tag values for user.</text:p>
      <text:p text:style-name="P10"><text:tab/>e.g.</text:p>
      <text:p text:style-name="P10"><text:tab/>--<text:tab/>Combination of genome tags g1, g2, g3, g4 form Genre1</text:p>
      <text:p text:style-name="P10"><text:tab/>--<text:tab/><text:span text:style-name="T5">Combination of genome tags g3, g4, g5,g7 form Genre2</text:span></text:p>
      <text:p text:style-name="P11"><text:tab/><text:tab/>Lets say user only prefers Genre1 but Genre2 is 50% similar to Genre1 based on genome-tags that contribute to the genre.</text:p>
      <text:p text:style-name="P11"><text:tab/><text:tab/>In this case, the suggestions from Genre2 could be serendipitous to the user.</text:p>
      <text:p text:style-name="P11"><text:tab/><text:tab/><text:span text:style-name="T6">We can further only filter-out movies that closely meet user’s Genre min-max preferances. That’s how we can ensure the recommendation to be serendipitous yet relevant.</text:span></text:p>
      <text:p text:style-name="P10"/>
      <text:p text:style-name="P9">- <text:span text:style-name="T4">Implement serendipity for genome based subprofile aware system using DBSCAN method.</text:span></text:p>
      <text:p text:style-name="P9">- Propose a way to evaluate serendipity for tag-genome based User Profile.</text:p>
      <text:p text:style-name="P7">- <text:span text:style-name="T3">Compare between serendipity approaches and state their pro’s and con’s, suggest best approaches for certain situations.</text:span></text:p>
      <text:p text:style-name="P8"/>
      <text:p text:style-name="P8"/>
      <text:p text:style-name="P8"/>
      <text:p text:style-name="P8"><text:s/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1:34:11.629823667</meta:creation-date>
    <dc:date>2019-02-13T21:57:02.322906153</dc:date>
    <meta:editing-duration>PT2H33M41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321" meta:character-count="2088" meta:non-whitespace-character-count="1777"/>
  </office:meta>
</office:document-meta>
</file>